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1976d2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5f8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26cm" draw:fill="solid" draw:fill-color="#03a9f4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2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.494cm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.494cm" fo:text-align="start" fo:text-indent="0cm" style:punctuation-wrap="hanging" style:writing-mode="lr-tb"/>
      <style:text-properties fo:font-size="18pt" fo:hyphenate="false"/>
    </style:style>
    <style:style style:name="P9" style:family="paragraph">
      <style:paragraph-properties fo:margin-left="0cm" fo:margin-right="0cm" fo:margin-top="0cm" fo:margin-bottom="0.494cm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color="#000000" style:text-line-through-style="none" fo:font-family="Calibri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ffffff" style:text-line-through-style="none" fo:font-family="Calibri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style:text-line-through-style="none" style:text-position="super 58%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TextBox 1" draw:style-name="gr1" draw:text-style-name="P2" draw:layer="layout" svg:width="22.515cm" svg:height="2.791cm" svg:x="1.442cm" svg:y="5.08cm">
          <text:p text:style-name="P1"><text:span text:style-name="T1">My Resume Presentation</text:span></text:p>
          <draw:enhanced-geometry svg:viewBox="0 0 21600 21600" draw:type="rectangle" draw:enhanced-path="M 0 0 L 21600 0 21600 21600 0 21600 0 0 Z N"/>
        </draw:custom-shape>
        <draw:custom-shape draw:name="TextBox 2" draw:style-name="gr1" draw:text-style-name="P2" draw:layer="layout" svg:width="15.742cm" svg:height="3.806cm" svg:x="4.839cm" svg:y="10.16cm">
          <text:p text:style-name="P1"><text:span text:style-name="T2">| Abhinav Maheshwari |</text:span></text:p>
          <text:p text:style-name="P1"><text:span text:style-name="T2">| webdeveloperabhinav@gmail.com |</text:span></text:p>
          <text:p text:style-name="P1"><text:span text:style-name="T2">| +91 97*****967 |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draw:custom-shape draw:name="Rectangle 1" draw:style-name="gr3" draw:text-style-name="P5" draw:layer="layout" svg:width="22.859cm" svg:height="2.539cm" svg:x="1.27cm" svg:y="1.016cm">
          <text:p text:style-name="P4"><text:span text:style-name="T3">About Me</text:span></text:p>
          <draw:enhanced-geometry svg:viewBox="0 0 21600 21600" draw:type="rectangle" draw:enhanced-path="M 0 0 L 21600 0 21600 21600 0 21600 0 0 Z N"/>
        </draw:custom-shape>
        <draw:custom-shape draw:name="TextBox 2" draw:style-name="gr4" draw:text-style-name="P5" draw:layer="layout" svg:width="20.319cm" svg:height="9.635cm" svg:x="2.54cm" svg:y="4.064cm">
          <text:p text:style-name="P6"><text:span text:style-name="T4"/></text:p>
          <text:p text:style-name="P7"><text:span text:style-name="T5">• </text:span><text:span text:style-name="T5">Name:</text:span><text:span text:style-name="T6"> Abhinav Maheshwari</text:span></text:p>
          <text:p text:style-name="P7"><text:span text:style-name="T5">• </text:span><text:span text:style-name="T5">Date of Birth:</text:span><text:span text:style-name="T6"> 14-12-2009</text:span></text:p>
          <text:p text:style-name="P7"><text:span text:style-name="T5">• </text:span><text:span text:style-name="T5">Address:</text:span><text:span text:style-name="T6"> New Delhi ,Delhi ,India</text:span></text:p>
          <text:p text:style-name="P7"><text:span text:style-name="T5">• </text:span><text:span text:style-name="T5">Short Bio:</text:span><text:span text:style-name="T6"> Hi, I am a web developer. I have learnt <text:s text:c="34"/>languages like HTML, CSS, Java Script, etc. <text:s text:c="28"/>For website creation. If you want to build <text:s text:c="30"/>your own website or need some help for web <text:s text:c="22"/>developing , you can contact to m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draw:custom-shape draw:name="Rectangle 1" draw:style-name="gr3" draw:text-style-name="P5" draw:layer="layout" svg:width="22.859cm" svg:height="2.539cm" svg:x="1.27cm" svg:y="1.016cm">
          <text:p text:style-name="P4"><text:span text:style-name="T3">Education - Schooling</text:span></text:p>
          <draw:enhanced-geometry svg:viewBox="0 0 21600 21600" draw:type="rectangle" draw:enhanced-path="M 0 0 L 21600 0 21600 21600 0 21600 0 0 Z N"/>
        </draw:custom-shape>
        <draw:custom-shape draw:name="TextBox 2" draw:style-name="gr4" draw:text-style-name="P5" draw:layer="layout" svg:width="20.319cm" svg:height="4.555cm" svg:x="2.54cm" svg:y="4.064cm">
          <text:p text:style-name="P6"><text:span text:style-name="T4"/></text:p>
          <text:p text:style-name="P7"><text:span text:style-name="T5">• </text:span><text:span text:style-name="T5">Class:</text:span><text:span text:style-name="T6"> 11th (C.B.S.E.)</text:span></text:p>
          <text:p text:style-name="P7"><text:span text:style-name="T5">• </text:span><text:span text:style-name="T5">Achievements: </text:span><text:span text:style-name="T6">Sucessfully Made 5 websites alone and <text:s text:c="33"/>7 webites with team collabor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draw:custom-shape draw:name="Rectangle 1" draw:style-name="gr3" draw:text-style-name="P5" draw:layer="layout" svg:width="22.859cm" svg:height="2.539cm" svg:x="1.27cm" svg:y="1.016cm">
          <text:p text:style-name="P4"><text:span text:style-name="T3">Hobbies</text:span></text:p>
          <draw:enhanced-geometry svg:viewBox="0 0 21600 21600" draw:type="rectangle" draw:enhanced-path="M 0 0 L 21600 0 21600 21600 0 21600 0 0 Z N"/>
        </draw:custom-shape>
        <draw:custom-shape draw:name="TextBox 2" draw:style-name="gr4" draw:text-style-name="P5" draw:layer="layout" svg:width="20.319cm" svg:height="5.571cm" svg:x="2.54cm" svg:y="4.064cm">
          <text:p text:style-name="P6"><text:span text:style-name="T4"/></text:p>
          <text:p text:style-name="P7"><text:span text:style-name="T6">• </text:span><text:span text:style-name="T6">Coding &amp; learning new technologies.</text:span></text:p>
          <text:p text:style-name="P7"><text:span text:style-name="T6">• </text:span><text:span text:style-name="T6">Photography and photo editing.</text:span></text:p>
          <text:p text:style-name="P7"><text:span text:style-name="T6">• </text:span><text:span text:style-name="T6">Gaming and game development.</text:span></text:p>
          <text:p text:style-name="P7"><text:span text:style-name="T6">• </text:span><text:span text:style-name="T6">Traveling and exploring new culture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name="Rectangle 1" draw:style-name="gr3" draw:text-style-name="P5" draw:layer="layout" svg:width="22.859cm" svg:height="2.539cm" svg:x="1.27cm" svg:y="1.016cm">
          <text:p text:style-name="P4"><text:span text:style-name="T3">Skills</text:span></text:p>
          <draw:enhanced-geometry svg:viewBox="0 0 21600 21600" draw:type="rectangle" draw:enhanced-path="M 0 0 L 21600 0 21600 21600 0 21600 0 0 Z N"/>
        </draw:custom-shape>
        <draw:custom-shape draw:name="TextBox 2" draw:style-name="gr4" draw:text-style-name="P5" draw:layer="layout" svg:width="20.319cm" svg:height="9.635cm" svg:x="2.54cm" svg:y="4.064cm">
          <text:p text:style-name="P6"><text:span text:style-name="T4"/></text:p>
          <text:p text:style-name="P7"><text:span text:style-name="T6">• </text:span><text:span text:style-name="T6">Problem Solving.</text:span></text:p>
          <text:p text:style-name="P7"><text:span text:style-name="T6">• </text:span><text:span text:style-name="T6">Teamwork.</text:span></text:p>
          <text:p text:style-name="P7"><text:span text:style-name="T6">• </text:span><text:span text:style-name="T6">Creativity.</text:span></text:p>
          <text:p text:style-name="P7"><text:span text:style-name="T6">• </text:span><text:span text:style-name="T6">Communication.</text:span></text:p>
          <text:p text:style-name="P7"><text:span text:style-name="T6">• </text:span><text:span text:style-name="T6">HTML.</text:span></text:p>
          <text:p text:style-name="P7"><text:span text:style-name="T6">• </text:span><text:span text:style-name="T6">CSS.</text:span></text:p>
          <text:p text:style-name="P7"><text:span text:style-name="T6">• </text:span><text:span text:style-name="T6">Java Script.</text:span></text:p>
          <text:p text:style-name="P7"><text:span text:style-name="T6">• </text:span><text:span text:style-name="T6">SQL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draw:custom-shape draw:name="Rectangle 1" draw:style-name="gr3" draw:text-style-name="P5" draw:layer="layout" svg:width="22.859cm" svg:height="2.539cm" svg:x="1.27cm" svg:y="1.016cm">
          <text:p text:style-name="P4"><text:span text:style-name="T3">Career Goals</text:span></text:p>
          <draw:enhanced-geometry svg:viewBox="0 0 21600 21600" draw:type="rectangle" draw:enhanced-path="M 0 0 L 21600 0 21600 21600 0 21600 0 0 Z N"/>
        </draw:custom-shape>
        <draw:custom-shape draw:name="TextBox 2" draw:style-name="gr4" draw:text-style-name="P5" draw:layer="layout" svg:width="20.319cm" svg:height="5.571cm" svg:x="2.54cm" svg:y="4.064cm">
          <text:p text:style-name="P6"><text:span text:style-name="T4"/></text:p>
          <text:p text:style-name="P7"><text:span text:style-name="T5">• </text:span><text:span text:style-name="T5">Short-Term Goal: </text:span><text:span text:style-name="T6">Learning more and more about new <text:s text:c="39"/>technologies and tools . </text:span></text:p>
          <text:p text:style-name="P7"><text:span text:style-name="T5">• </text:span><text:span text:style-name="T5">Long-Term Goal: </text:span><text:span text:style-name="T6">To be a successful Web-developer <text:s text:c="43"/>Entreprenaur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draw:custom-shape draw:name="Rectangle 1" draw:style-name="gr3" draw:text-style-name="P5" draw:layer="layout" svg:width="22.859cm" svg:height="2.539cm" svg:x="1.27cm" svg:y="1.016cm">
          <text:p text:style-name="P4"><text:span text:style-name="T3">Achievements</text:span></text:p>
          <draw:enhanced-geometry svg:viewBox="0 0 21600 21600" draw:type="rectangle" draw:enhanced-path="M 0 0 L 21600 0 21600 21600 0 21600 0 0 Z N"/>
        </draw:custom-shape>
        <draw:custom-shape draw:name="TextBox 2" draw:style-name="gr4" draw:text-style-name="P5" draw:layer="layout" svg:width="20.319cm" svg:height="4.555cm" svg:x="2.54cm" svg:y="4.064cm">
          <text:p text:style-name="P6"><text:span text:style-name="T4"/></text:p>
          <text:p text:style-name="P7"><text:span text:style-name="T6">• </text:span><text:span text:style-name="T6">Achieved --% marks in my 10</text:span><text:span text:style-name="T7">th</text:span><text:span text:style-name="T6"> grade.</text:span></text:p>
          <text:p text:style-name="P7"><text:span text:style-name="T6">• </text:span><text:span text:style-name="T6">Top 5 finalist in Smart India Hackathon.</text:span></text:p>
          <text:p text:style-name="P7"><text:span text:style-name="T6">• </text:span><text:span text:style-name="T6">100+ hours experience of coding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draw:custom-shape draw:name="Rectangle 1" draw:style-name="gr3" draw:text-style-name="P5" draw:layer="layout" svg:width="22.859cm" svg:height="2.539cm" svg:x="1.27cm" svg:y="1.016cm">
          <text:p text:style-name="P4"><text:span text:style-name="T3">Certifications</text:span></text:p>
          <draw:enhanced-geometry svg:viewBox="0 0 21600 21600" draw:type="rectangle" draw:enhanced-path="M 0 0 L 21600 0 21600 21600 0 21600 0 0 Z N"/>
        </draw:custom-shape>
        <draw:custom-shape draw:name="TextBox 2" draw:style-name="gr4" draw:text-style-name="P5" draw:layer="layout" svg:width="20.319cm" svg:height="4.555cm" svg:x="2.54cm" svg:y="4.064cm">
          <text:p text:style-name="P6"><text:span text:style-name="T4"/></text:p>
          <text:p text:style-name="P7"><text:span text:style-name="T6"><text:s text:c="18"/></text:span><text:span text:style-name="T6">In Progress (I am persuing an online</text:span></text:p>
          <text:p text:style-name="P7"><text:span text:style-name="T6"><text:s text:c="17"/></text:span><text:span text:style-name="T6">coding course offered by MICROSOFT)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draw:custom-shape draw:name="Rectangle 1" draw:style-name="gr3" draw:text-style-name="P5" draw:layer="layout" svg:width="22.859cm" svg:height="2.539cm" svg:x="1.27cm" svg:y="1.016cm">
          <text:p text:style-name="P4"><text:span text:style-name="T3">Languages Known</text:span></text:p>
          <draw:enhanced-geometry svg:viewBox="0 0 21600 21600" draw:type="rectangle" draw:enhanced-path="M 0 0 L 21600 0 21600 21600 0 21600 0 0 Z N"/>
        </draw:custom-shape>
        <draw:custom-shape draw:name="TextBox 2" draw:style-name="gr4" draw:text-style-name="P5" draw:layer="layout" svg:width="20.319cm" svg:height="3.539cm" svg:x="2.54cm" svg:y="4.064cm">
          <text:p text:style-name="P6"><text:span text:style-name="T4"/></text:p>
          <text:p text:style-name="P7"><text:span text:style-name="T6">• </text:span><text:span text:style-name="T6">English</text:span></text:p>
          <text:p text:style-name="P7"><text:span text:style-name="T6">• </text:span><text:span text:style-name="T6">Hindi (Native Language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draw:custom-shape draw:name="Rectangle 1" draw:style-name="gr3" draw:text-style-name="P5" draw:layer="layout" svg:width="22.859cm" svg:height="2.539cm" svg:x="1.27cm" svg:y="1.016cm">
          <text:p text:style-name="P4"><text:span text:style-name="T3">Projects</text:span></text:p>
          <draw:enhanced-geometry svg:viewBox="0 0 21600 21600" draw:type="rectangle" draw:enhanced-path="M 0 0 L 21600 0 21600 21600 0 21600 0 0 Z N"/>
        </draw:custom-shape>
        <draw:custom-shape draw:name="TextBox 2" draw:style-name="gr4" draw:text-style-name="P5" draw:layer="layout" svg:width="20.319cm" svg:height="3.539cm" svg:x="2.54cm" svg:y="4.064cm">
          <text:p text:style-name="P6"><text:span text:style-name="T4"/></text:p>
          <text:p text:style-name="P7"><text:span text:style-name="T6">I have made many projects from which some of them you <text:s text:c="19"/>can see on my portfolio websit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draw:custom-shape draw:name="Rectangle 1" draw:style-name="gr3" draw:text-style-name="P5" draw:layer="layout" svg:width="22.859cm" svg:height="2.539cm" svg:x="1.27cm" svg:y="1.016cm">
          <text:p text:style-name="P4"><text:span text:style-name="T3">Favorite Books/Movies</text:span></text:p>
          <draw:enhanced-geometry svg:viewBox="0 0 21600 21600" draw:type="rectangle" draw:enhanced-path="M 0 0 L 21600 0 21600 21600 0 21600 0 0 Z N"/>
        </draw:custom-shape>
        <draw:custom-shape draw:name="TextBox 2" draw:style-name="gr4" draw:text-style-name="P5" draw:layer="layout" svg:width="20.319cm" svg:height="4.555cm" svg:x="2.54cm" svg:y="4.064cm">
          <text:p text:style-name="P6"><text:span text:style-name="T4"/></text:p>
          <text:p text:style-name="P7"><text:span text:style-name="T5">• </text:span><text:span text:style-name="T5">Unbarbaad: </text:span><text:span text:style-name="T6">A book launched by one of my favourite <text:s text:c="31"/>teacher i.e. Mr.Shobhit Nirwan.</text:span></text:p>
          <text:p text:style-name="P7"><text:span text:style-name="T5">• </text:span><text:span text:style-name="T5">Interstellar: </text:span><text:span text:style-name="T6">An interesting movie about spa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draw:custom-shape draw:name="Rectangle 1" draw:style-name="gr3" draw:text-style-name="P5" draw:layer="layout" svg:width="22.859cm" svg:height="2.539cm" svg:x="1.27cm" svg:y="1.016cm">
          <text:p text:style-name="P4"><text:span text:style-name="T3">Fun Facts</text:span></text:p>
          <draw:enhanced-geometry svg:viewBox="0 0 21600 21600" draw:type="rectangle" draw:enhanced-path="M 0 0 L 21600 0 21600 21600 0 21600 0 0 Z N"/>
        </draw:custom-shape>
        <draw:custom-shape draw:name="TextBox 2" draw:style-name="gr4" draw:text-style-name="P5" draw:layer="layout" svg:width="20.319cm" svg:height="3.539cm" svg:x="2.54cm" svg:y="4.064cm">
          <text:p text:style-name="P6"><text:span text:style-name="T4"/></text:p>
          <text:p text:style-name="P7"><text:span text:style-name="T6">• </text:span><text:span text:style-name="T6">I can solve cube under one and a half minute.</text:span></text:p>
          <text:p text:style-name="P7"><text:span text:style-name="T6">• </text:span><text:span text:style-name="T6">I made my first website at the age of 14 year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draw:custom-shape draw:name="Rectangle 1" draw:style-name="gr3" draw:text-style-name="P5" draw:layer="layout" svg:width="22.859cm" svg:height="2.539cm" svg:x="1.27cm" svg:y="1.016cm">
          <text:p text:style-name="P4"><text:span text:style-name="T3">Social Media / Links</text:span></text:p>
          <draw:enhanced-geometry svg:viewBox="0 0 21600 21600" draw:type="rectangle" draw:enhanced-path="M 0 0 L 21600 0 21600 21600 0 21600 0 0 Z N"/>
        </draw:custom-shape>
        <draw:custom-shape draw:name="TextBox 2" draw:style-name="gr4" draw:text-style-name="P5" draw:layer="layout" svg:width="20.319cm" svg:height="3.539cm" svg:x="3.281cm" svg:y="5.045cm">
          <text:p text:style-name="P6"><text:span text:style-name="T4"/></text:p>
          <text:p text:style-name="P7"><text:span text:style-name="T6">You can get my Social Media / Links on my website</text:span></text:p>
          <text:p text:style-name="P7"><text:span text:style-name="T6"><text:s text:c="30"/></text:span><text:span text:style-name="T6">or in next 3 slides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draw:custom-shape draw:name="Rectangle 1" draw:style-name="gr3" draw:text-style-name="P5" draw:layer="layout" svg:width="22.859cm" svg:height="2.539cm" svg:x="1.27cm" svg:y="1.016cm">
          <text:p text:style-name="P4"><text:span text:style-name="T3">Instagram Page</text:span></text:p>
          <draw:enhanced-geometry svg:viewBox="0 0 21600 21600" draw:type="rectangle" draw:enhanced-path="M 0 0 L 21600 0 21600 21600 0 21600 0 0 Z N"/>
        </draw:custom-shape>
        <draw:custom-shape draw:name="TextBox 2" draw:style-name="gr4" draw:text-style-name="P5" draw:layer="layout" svg:width="20.319cm" svg:height="7.603cm" svg:x="2.54cm" svg:y="4.064cm">
          <text:p text:style-name="P6"><text:span text:style-name="T4"/></text:p>
          <text:p text:style-name="P7"><text:span text:style-name="T6">• </text:span><text:span text:style-name="T6">Just copy and paste from here:</text:span></text:p>
          <text:p text:style-name="P7"><text:span text:style-name="T6"/></text:p>
          <text:p text:style-name="P7"><text:span text:style-name="T6"/></text:p>
          <text:p text:style-name="P7"><text:span text:style-name="T6">https://www.instagram.com/invites/contact/?utm_source=ig_contact_invite&amp;utm_medium=copy_link&amp;utm_content=ty0q81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draw:custom-shape draw:name="Rectangle 1" draw:style-name="gr3" draw:text-style-name="P2" draw:layer="layout" svg:width="22.859cm" svg:height="2.539cm" svg:x="1.27cm" svg:y="1.016cm">
          <text:p text:style-name="P1"><text:span text:style-name="T3">My Telegram Channel</text:span></text:p>
          <draw:enhanced-geometry svg:viewBox="0 0 21600 21600" draw:type="rectangle" draw:enhanced-path="M 0 0 L 21600 0 21600 21600 0 21600 0 0 Z N"/>
        </draw:custom-shape>
        <draw:custom-shape draw:name="TextBox 2" draw:style-name="gr4" draw:text-style-name="P9" draw:layer="layout" svg:width="20.319cm" svg:height="6.065cm" svg:x="2.54cm" svg:y="4.064cm">
          <text:p text:style-name="P8"><text:span text:style-name="T4"/></text:p>
          <text:p text:style-name="P7"><text:span text:style-name="T6">• </text:span><text:span text:style-name="T6">Just copy and paste from here:</text:span></text:p>
          <text:p text:style-name="P7"><text:span text:style-name="T6"/></text:p>
          <text:p text:style-name="P8"><text:span text:style-name="T6"/></text:p>
          <text:p text:style-name="P8"><text:span text:style-name="T6">https://t.me/wdabh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draw:custom-shape draw:name="Rectangle 1" draw:style-name="gr3" draw:text-style-name="P2" draw:layer="layout" svg:width="22.859cm" svg:height="2.539cm" svg:x="1.27cm" svg:y="1.016cm">
          <text:p text:style-name="P1"><text:span text:style-name="T3">My Snapchat page</text:span></text:p>
          <draw:enhanced-geometry svg:viewBox="0 0 21600 21600" draw:type="rectangle" draw:enhanced-path="M 0 0 L 21600 0 21600 21600 0 21600 0 0 Z N"/>
        </draw:custom-shape>
        <draw:custom-shape draw:name="TextBox 2" draw:style-name="gr4" draw:text-style-name="P9" draw:layer="layout" svg:width="20.319cm" svg:height="6.587cm" svg:x="2.54cm" svg:y="4.064cm">
          <text:p text:style-name="P8"><text:span text:style-name="T4"/></text:p>
          <text:p text:style-name="P7"><text:span text:style-name="T6">• </text:span><text:span text:style-name="T6">Just copy and paste from here:</text:span></text:p>
          <text:p text:style-name="P7"><text:span text:style-name="T6"/></text:p>
          <text:p text:style-name="P7"><text:span text:style-name="T6"/></text:p>
          <text:p text:style-name="P7"><text:span text:style-name="T6">https://www.snapchat.com/add/wdabhinav?share_id=v9eJq_dsxyA&amp;locale=en-U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draw:custom-shape draw:name="Rectangle 1" draw:style-name="gr3" draw:text-style-name="P2" draw:layer="layout" svg:width="22.859cm" svg:height="2.539cm" svg:x="1.27cm" svg:y="1.016cm">
          <text:p text:style-name="P1"><text:span text:style-name="T3">Thank You</text:span></text:p>
          <draw:enhanced-geometry svg:viewBox="0 0 21600 21600" draw:type="rectangle" draw:enhanced-path="M 0 0 L 21600 0 21600 21600 0 21600 0 0 Z N"/>
        </draw:custom-shape>
        <draw:custom-shape draw:name="TextBox 2" draw:style-name="gr4" draw:text-style-name="P9" draw:layer="layout" svg:width="20.319cm" svg:height="5.734cm" svg:x="2.54cm" svg:y="4.064cm">
          <text:p text:style-name="P8"><text:span text:style-name="T4"/></text:p>
          <text:p text:style-name="P8"><text:span text:style-name="T6">• </text:span><text:span text:style-name="T6">Feel free to reach out!</text:span></text:p>
          <text:p text:style-name="P8"><text:span text:style-name="T6">• </text:span><text:span text:style-name="T2"><text:a xlink:href="mailto:webdeveloperabhinav@gmail.com">webdeveloperabhinav@gmail.com</text:a></text:span></text:p>
          <text:p text:style-name="P8"><text:span text:style-name="T6">• </text:span><text:span text:style-name="T6">+91 97*****96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Date Placeholder 1" presentation:style-name="Mpr1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2"><text:date style:data-style-name="D1" text:date-value="2025-04-10">10/04/25</text:date></text:span></text:p>
        </draw:text-box>
      </draw:frame>
      <draw:frame draw:name="Footer Placeholder 2" presentation:style-name="Mpr1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5-04-10T18:42:56.11</dc:date>
    <dc:creator>Abhinav Maheshwari</dc:creator>
    <meta:generator>OpenOffice/4.1.15$Win32 OpenOffice.org_project/4115m2$Build-9813</meta:generator>
    <meta:editing-duration>PT1H55M46S</meta:editing-duration>
    <meta:editing-cycles>2</meta:editing-cycles>
    <meta:document-statistic meta:object-count="89"/>
  </office:meta>
</office:document-meta>
</file>